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2e0"/>
    </style:style>
    <style:style style:name="P2" style:family="paragraph" style:parent-style-name="Standard">
      <style:text-properties officeooo:rsid="0000c2e0" officeooo:paragraph-rsid="0000c2e0"/>
    </style:style>
    <style:style style:name="T1" style:family="text">
      <style:text-properties officeooo:rsid="0002341c"/>
    </style:style>
    <style:style style:name="T2" style:family="text">
      <style:text-properties officeooo:rsid="0003c391"/>
    </style:style>
    <style:style style:name="T3" style:family="text">
      <style:text-properties officeooo:rsid="0008c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3 <text:span text:style-name="T3">QCM</text:span></text:p>
      <text:p text:style-name="P1">1_____a</text:p>
      <text:p text:style-name="P2">2____b</text:p>
      <text:p text:style-name="P2">3____<text:span text:style-name="T2">a</text:span></text:p>
      <text:p text:style-name="P2">4____b</text:p>
      <text:p text:style-name="P2">5____<text:span text:style-name="T1">a</text:span></text:p>
      <text:p text:style-name="P2">6____<text:span text:style-name="T1">a</text:span></text:p>
      <text:p text:style-name="P2">7____<text:span text:style-name="T1">a</text:span></text:p>
      <text:p text:style-name="P2">8____<text:span text:style-name="T1">a</text:span></text:p>
      <text:p text:style-name="P2">9____<text:span text:style-name="T1">a</text:span></text:p>
      <text:p text:style-name="P2">10____<text:span text:style-name="T1">a</text:span></text:p>
      <text:p text:style-name="P2">11___<text:span text:style-name="T1">b</text:span></text:p>
      <text:p text:style-name="P2">12____<text:span text:style-name="T2">b</text:span></text:p>
      <text:p text:style-name="P2">13___<text:span text:style-name="T1">a</text:span></text:p>
      <text:p text:style-name="P2">14___<text:span text:style-name="T1">a</text:span></text:p>
      <text:p text:style-name="P2">15___<text:span text:style-name="T2">b</text:span></text:p>
      <text:p text:style-name="P2">16___<text:span text:style-name="T2">b</text:span></text:p>
      <text:p text:style-name="P2">17___<text:span text:style-name="T2">a</text:span></text:p>
      <text:p text:style-name="P2">18____<text:span text:style-name="T2">a</text:span></text:p>
      <text:p text:style-name="P2">19___<text:span text:style-name="T2">a,c</text:span></text:p>
      <text:p text:style-name="P2">20____<text:span text:style-name="T2">a,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30T16:11:04.829215531</meta:creation-date>
    <dc:date>2023-12-30T16:46:03.251669452</dc:date>
    <meta:editing-duration>PT4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2" meta:character-count="139" meta:non-whitespace-character-count="138"/>
  </office:meta>
</office:document-meta>
</file>